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TablePreview1.svm" manifest:media-type="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Jameel Noori Nastaleeq" svg:font-family="'Jameel Noori Nastaleeq'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ahoma2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57.686cm" style:use-optimal-column-width="false"/>
    </style:style>
    <style:style style:name="co2" style:family="table-column">
      <style:table-column-properties style:column-width="7.126cm" style:use-optimal-column-width="false"/>
    </style:style>
    <style:style style:name="co3" style:family="table-column">
      <style:table-column-properties style:column-width="100.249cm" style:use-optimal-column-width="false"/>
    </style:style>
    <style:style style:name="ro1" style:family="table-row">
      <style:table-row-properties style:row-height="19.091cm" style:use-optimal-row-height="false"/>
    </style:style>
    <style:style style:name="ro2" style:family="table-row">
      <style:table-row-properties style:row-height="20.591cm" style:use-optimal-row-height="false"/>
    </style:style>
    <style:style style:name="ce1" style:family="table-cell">
      <loext:graphic-properties draw:textarea-vertical-align="middle" style:writing-mode="rl-tb"/>
      <style:paragraph-properties fo:text-align="center" style:text-autospace="none" style:writing-mode="rl-tb"/>
      <style:text-properties fo:color="#ffffff" loext:opacity="100%" style:font-name="Alvi Nastaleeq" fo:font-size="200pt" fo:font-weight="bold" style:font-size-asian="200pt" style:font-weight-asian="bold" style:font-name-complex="Alvi Nastaleeq" style:font-size-complex="200pt" style:font-weight-complex="bold"/>
    </style:style>
    <style:style style:name="ce2" style:family="table-cell">
      <loext:graphic-properties draw:textarea-vertical-align="middle"/>
      <style:paragraph-properties fo:text-align="center" style:text-autospace="none"/>
      <style:text-properties fo:color="#ffffff" loext:opacity="100%" style:font-name="Liberation Sans2" fo:font-size="200pt" fo:font-weight="bold" style:font-name-asian="Liberation Sans2" style:font-size-asian="200pt" style:font-weight-asian="bold" style:font-name-complex="Liberation Sans2" style:font-size-complex="200pt" style:font-weight-complex="bold"/>
    </style:style>
    <style:style style:name="ce3" style:family="table-cell">
      <loext:graphic-properties draw:textarea-vertical-align="middle"/>
      <style:paragraph-properties fo:text-align="center" style:text-autospace="none"/>
      <style:text-properties fo:color="#ffffff" loext:opacity="100%" style:font-name="Tahoma" fo:font-size="180pt" fo:font-weight="normal" style:font-name-asian="Liberation Sans2" style:font-size-asian="180pt" style:font-weight-asian="normal" style:font-name-complex="Liberation Sans2" style:font-size-complex="180pt" style:font-weight-complex="normal"/>
    </style:style>
    <style:style style:name="ce4" style:family="table-cell">
      <loext:graphic-properties draw:textarea-vertical-align="middle" style:writing-mode="rl-tb"/>
      <style:paragraph-properties fo:text-align="center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ce5" style:family="table-cell">
      <loext:graphic-properties draw:textarea-vertical-align="middle"/>
      <style:paragraph-properties fo:text-align="center" style:text-autospace="none"/>
      <style:text-properties style:font-name="Liberation Sans2" fo:font-size="200pt" style:font-name-asian="Liberation Sans2" style:font-size-asian="200pt" style:font-name-complex="Liberation Sans2" style:font-size-complex="200pt"/>
    </style:style>
    <style:style style:name="ce6" style:family="table-cell">
      <loext:graphic-properties draw:textarea-vertical-align="middle"/>
      <style:paragraph-properties fo:text-align="center" style:text-autospace="none"/>
      <style:text-properties style:font-name="Tahoma" fo:font-size="180pt" fo:font-weight="normal" style:font-name-asian="Liberation Sans2" style:font-size-asian="180pt" style:font-weight-asian="normal" style:font-name-complex="Liberation Sans2" style:font-size-complex="180pt" style:font-weight-complex="normal"/>
    </style:style>
    <style:style style:name="P1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fo:color="#ffffff" loext:opacity="100%" style:font-name="Alvi Nastaleeq" fo:font-size="200pt" fo:font-weight="bold" style:font-size-asian="200pt" style:font-weight-asian="bold" style:font-name-complex="Alvi Nastaleeq" style:font-size-complex="200pt" style:font-weight-complex="bold"/>
    </style:style>
    <style:style style:name="P2" style:family="paragraph">
      <style:paragraph-properties fo:margin-left="1.5cm" fo:margin-right="1.5cm" fo:margin-top="1.5cm" fo:margin-bottom="1.5cm" fo:text-align="center" fo:text-indent="0cm" style:text-autospace="none"/>
      <style:text-properties fo:color="#ffffff" loext:opacity="100%" style:font-name="Tahoma" fo:font-size="180pt" fo:font-weight="normal" style:font-name-asian="Liberation Sans2" style:font-size-asian="180pt" style:font-weight-asian="normal" style:font-name-complex="Liberation Sans2" style:font-size-complex="180pt" style:font-weight-complex="normal"/>
    </style:style>
    <style:style style:name="P3" style:family="paragraph">
      <style:paragraph-properties fo:margin-left="1.5cm" fo:margin-right="1.5cm" fo:margin-top="1.5cm" fo:margin-bottom="1.5cm" fo:text-align="center" fo:text-indent="0cm" style:text-autospace="none" style:writing-mode="rl-tb"/>
      <style:text-properties style:font-name="Alvi Nastaleeq" fo:font-size="200pt" style:font-size-asian="200pt" style:font-name-complex="Alvi Nastaleeq" style:font-size-complex="200pt"/>
    </style:style>
    <style:style style:name="P4" style:family="paragraph">
      <style:paragraph-properties fo:margin-left="1.5cm" fo:margin-right="1.5cm" fo:margin-top="1.5cm" fo:margin-bottom="1.5cm" fo:text-align="center" fo:text-indent="0cm" style:text-autospace="none"/>
      <style:text-properties style:font-name="Liberation Sans2" fo:font-size="200pt" style:font-name-asian="Liberation Sans2" style:font-size-asian="200pt" style:font-name-complex="Liberation Sans2" style:font-size-complex="200pt"/>
    </style:style>
    <style:style style:name="P5" style:family="paragraph">
      <style:paragraph-properties fo:margin-left="1.5cm" fo:margin-right="1.5cm" fo:margin-top="1.5cm" fo:margin-bottom="1.5cm" fo:text-align="center" fo:text-indent="0cm" style:text-autospace="none"/>
      <style:text-properties style:font-name="Tahoma" fo:font-size="180pt" fo:font-weight="normal" style:font-name-asian="Liberation Sans2" style:font-size-asian="180pt" style:font-weight-asian="normal" style:font-name-complex="Liberation Sans2" style:font-size-complex="180pt" style:font-weight-complex="normal"/>
    </style:style>
    <style:style style:name="T1" style:family="text">
      <style:text-properties fo:color="#ffffff" loext:opacity="100%" style:font-name="Alvi Nastaleeq" fo:font-size="200pt" fo:language="ur" fo:country="PK" fo:font-weight="bold" style:font-name-asian="Jameel Noori Nastaleeq" style:font-size-asian="200pt" style:font-weight-asian="bold" style:font-name-complex="Alvi Nastaleeq" style:font-size-complex="200pt" style:font-weight-complex="bold"/>
    </style:style>
    <style:style style:name="T2" style:family="text">
      <style:text-properties fo:color="#ffffff" loext:opacity="100%" style:font-name="Tahoma" fo:font-size="180pt" fo:font-weight="normal" style:font-name-asian="Liberation Sans2" style:font-size-asian="180pt" style:font-weight-asian="normal" style:font-name-complex="Liberation Sans2" style:font-size-complex="180pt" style:font-weight-complex="normal"/>
    </style:style>
    <style:style style:name="T3" style:family="text">
      <style:text-properties fo:color="#000000" loext:opacity="100%" style:font-name="Alvi Nastaleeq" fo:font-size="200pt" fo:language="ur" fo:country="PK" style:font-name-asian="Jameel Noori Nastaleeq" style:font-size-asian="200pt" style:font-name-complex="Alvi Nastaleeq" style:font-size-complex="200pt"/>
    </style:style>
    <style:style style:name="T4" style:family="text">
      <style:text-properties style:font-name="Liberation Sans2" fo:font-size="200pt" style:font-name-asian="Liberation Sans2" style:font-size-asian="200pt" style:font-name-complex="Liberation Sans2" style:font-size-complex="200pt"/>
    </style:style>
    <style:style style:name="T5" style:family="text">
      <style:text-properties style:font-name="Tahoma" fo:font-size="180pt" fo:font-weight="normal" style:font-name-asian="Liberation Sans2" style:font-size-asian="180pt" style:font-weight-asian="normal" style:font-name-complex="Liberation Sans2" style:font-size-complex="18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65.06cm" svg:height="80.863cm" svg:x="0cm" svg:y="0cm">
          <table:table table:template-name="black-gray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>
              <table:table-cell table:style-name="ce1">
                <text:p text:style-name="P1"><text:span text:style-name="T1">ہائے ہائے زینب</text:span><text:span text:style-name="T1"><text:line-break/></text:span><text:span text:style-name="T1">ہائے ہائے شام</text:span></text:p>
              </table:table-cell>
              <table:table-cell table:style-name="ce2"/>
              <table:table-cell table:style-name="ce3">
                <text:p text:style-name="P2"><text:span text:style-name="T2">Haye Haye Zainab</text:span><text:span text:style-name="T2"><text:line-break/></text:span><text:span text:style-name="T2">Haye Haye Shaam</text:span></text:p>
              </table:table-cell>
            </table:table-row>
            <table:table-row table:style-name="ro2">
              <table:table-cell table:style-name="ce4">
                <text:p text:style-name="P3"><text:span text:style-name="T3">میری چادر لٹ لئی ظالما نے</text:span></text:p>
                <text:p text:style-name="P3"><text:span text:style-name="T3">دربار گئی میں بانجھ ردا</text:span></text:p>
              </table:table-cell>
              <table:table-cell table:style-name="ce5">
                <text:p text:style-name="P4"><text:span text:style-name="T4">1</text:span></text:p>
              </table:table-cell>
              <table:table-cell table:style-name="ce6">
                <text:p text:style-name="P5"><text:span text:style-name="T5">Meri chadar lut layi zaalima ne,</text:span><text:span text:style-name="T5"><text:line-break/></text:span><text:span text:style-name="T5">Darbaar gayi main baanj rida</text:span></text:p>
              </table:table-cell>
            </table:table-row>
            <table:table-row table:style-name="ro2">
              <table:table-cell table:style-name="ce4">
                <text:p text:style-name="P3"><text:span text:style-name="T3">دورکھچ لائے سینر سکینہ دے</text:span></text:p>
                <text:p text:style-name="P3"><text:span text:style-name="T3">ہائے کہندی رئی بابا بابا</text:span></text:p>
              </table:table-cell>
              <table:table-cell table:style-name="ce5">
                <text:p text:style-name="P4"><text:span text:style-name="T4">2</text:span></text:p>
              </table:table-cell>
              <table:table-cell table:style-name="ce6">
                <text:p text:style-name="P5"><text:span text:style-name="T5">Dur khich laye sainr Sakina de,</text:span><text:span text:style-name="T5"><text:line-break/></text:span><text:span text:style-name="T5">Haye kendi rai baba baba </text:span></text:p>
              </table:table-cell>
            </table:table-row>
            <table:table-row table:style-name="ro2">
              <table:table-cell table:style-name="ce4">
                <text:p text:style-name="P3"><text:span text:style-name="T3">رویا خون مہاری اس ویلے</text:span></text:p>
                <text:p text:style-name="P3"><text:span text:style-name="T3">جدوں آئی نظر انوں شام دی رات</text:span></text:p>
              </table:table-cell>
              <table:table-cell table:style-name="ce5">
                <text:p text:style-name="P4"><text:span text:style-name="T4">3</text:span></text:p>
              </table:table-cell>
              <table:table-cell table:style-name="ce6">
                <text:p text:style-name="P5"><text:span text:style-name="T5">Roya khun muhari us welay,</text:span><text:span text:style-name="T5"><text:line-break/></text:span><text:span text:style-name="T5">Jadon ayi nazar ono Shaam di raat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Jameel Noori Nastaleeq" svg:font-family="'Jameel Noori Nastaleeq'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ans2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wiss"/>
    <style:font-face style:name="Tahoma2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CA" style:font-name-asian="Segoe UI1" style:font-size-asian="24pt" style:language-asian="zh" style:country-asian="CN" style:font-name-complex="Tahoma2" style:font-size-complex="24pt" style:language-complex="ar" style:country-complex="SA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Endnote_20_Characters" style:display-name="Endnote Characters" style:family="graphic">
      <style:paragraph-properties style:text-autospace="none"/>
    </style:style>
    <style:style style:name="FollowedHyperlink" style:family="graphic">
      <style:paragraph-properties style:text-autospace="none"/>
      <style:text-properties fo:color="#800000" loext:opacity="100%" style:text-underline-style="solid" style:text-underline-width="auto" style:text-underline-color="font-color"/>
    </style:style>
    <style:style style:name="Footnote_20_Characters" style:display-name="Footnote Characters" style:family="graphic">
      <style:paragraph-properties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Microsoft YaHei1" style:font-family-asian="'Microsoft YaHei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Hyperlink" style:family="graphic">
      <style:paragraph-properties style:text-autospace="none"/>
      <style:text-properties fo:color="#000080" loext:opacity="100%" style:text-underline-style="solid" style:text-underline-width="auto" style:text-underline-color="font-color"/>
    </style:style>
    <style:style style:name="Index" style:family="graphic">
      <style:paragraph-properties style:text-autospace="none"/>
      <style:text-properties style:font-name-complex="Tahoma1" style:font-family-complex="Tahoma" style:font-family-generic-complex="swiss"/>
    </style:style>
    <style:style style:name="List" style:family="graphic">
      <style:paragraph-properties style:text-autospace="none"/>
      <style:text-properties style:font-name-complex="Tahoma1" style:font-family-complex="Tahoma" style:font-family-generic-complex="swiss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CA" style:letter-kerning="true" style:font-name-asian="Segoe UI" style:font-family-asian="'Segoe UI'" style:font-family-generic-asian="roman" style:font-pitch-asian="variable" style:font-size-asian="12pt" style:language-asian="zh" style:country-asian="CN" style:font-size-complex="12pt" style:language-complex="ar" style:country-complex="SA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Tahoma2" style:font-family-complex="Tahoma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65.06cm" fo:page-height="80.8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5-06-13T04:50:02.762387600</meta:creation-date>
    <dc:date>2025-06-21T13:04:43.100019300</dc:date>
    <meta:editing-duration>PT48M53S</meta:editing-duration>
    <meta:editing-cycles>12</meta:editing-cycles>
    <meta:generator>LibreOffice/25.2.4.3$Windows_X86_64 LibreOffice_project/33e196637044ead23f5c3226cde09b47731f7e27</meta:generator>
    <meta:document-statistic meta:object-count="1"/>
  </office:meta>
</office:document-meta>
</file>